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831cm" fo:min-width="17.788cm"/>
    </style:style>
    <style:style style:name="gr2" style:family="graphic" style:parent-style-name="standard">
      <style:graphic-properties draw:textarea-horizontal-align="justify" draw:textarea-vertical-align="top" draw:auto-grow-height="false" fo:min-height="6.481cm" fo:min-width="11.81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95cm" fo:min-width="2.9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63cm" fo:min-width="7.24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44cm" fo:min-width="7.37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63cm" fo:min-width="8.26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29cm" fo:min-width="8.00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1.245cm" fo:margin-right="0cm" fo:text-align="start" fo:text-indent="0cm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3.081cm" svg:x="1.381cm" svg:y="12.684cm">
          <text:p text:style-name="P1">Liberty 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319cm" svg:height="6.731cm" svg:x="4.302cm" svg:y="4.048cm">
          <text:p text:style-name="P2">Kafka 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826cm" svg:height="3.175cm" svg:x="4.937cm" svg:y="6.08cm">
          <text:p text:style-name="P1">DsiTopic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4.826cm" svg:height="3.175cm" svg:x="10.779cm" svg:y="6.08cm">
          <text:p text:style-name="P1">DsiTopic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7.747cm" svg:height="2.413cm" svg:x="1.762cm" svg:y="14.843cm">
          <text:p text:style-name="P1">Bridge-in / Kafka Client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7.874cm" svg:height="2.794cm" svg:x="1.635cm" svg:y="20.812cm">
          <text:p text:style-name="P1">DSI Connectivity HTTP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8.763cm" svg:height="2.413cm" svg:x="10.525cm" svg:y="14.843cm">
          <text:p text:style-name="P1">Bridge-out / Servlet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8.509cm" svg:height="2.54cm" svg:x="10.75cm" svg:y="20.713cm">
          <text:p text:style-name="P1">DSI Runtim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7.35cm" svg:y1="9.255cm" svg:x2="5.635cm" svg:y2="14.843cm" draw:start-shape="id1" draw:start-glue-point="8" draw:end-shape="id2" svg:d="M7350 9255l-1715 5588" svg:viewBox="0 0 1716 5589">
          <text:p/>
        </draw:connector>
        <draw:connector draw:style-name="gr9" draw:text-style-name="P4" draw:layer="layout" draw:type="line" svg:x1="5.635cm" svg:y1="17.256cm" svg:x2="5.572cm" svg:y2="20.812cm" draw:start-shape="id2" draw:start-glue-point="2" draw:end-shape="id3" draw:end-glue-point="0" svg:d="M5635 17256l-63 3556" svg:viewBox="0 0 64 3557">
          <text:p text:style-name="P1">HTTP</text:p>
        </draw:connector>
        <draw:connector draw:style-name="gr8" draw:text-style-name="P4" draw:layer="layout" draw:type="line" svg:x1="9.509cm" svg:y1="22.209cm" svg:x2="10.75cm" svg:y2="21.983cm" draw:start-shape="id3" draw:start-glue-point="1" draw:end-shape="id4" draw:end-glue-point="3" svg:d="M9509 22209l1241-226" svg:viewBox="0 0 1242 227">
          <text:p/>
        </draw:connector>
        <draw:connector draw:style-name="gr9" draw:text-style-name="P4" draw:layer="layout" draw:type="line" svg:x1="15.004cm" svg:y1="20.713cm" svg:x2="14.906cm" svg:y2="17.256cm" draw:start-shape="id4" draw:start-glue-point="0" draw:end-shape="id5" svg:d="M15004 20713l-98-3457" svg:viewBox="0 0 99 3458">
          <text:p text:style-name="P1">HTTP</text:p>
        </draw:connector>
        <draw:connector draw:style-name="gr8" draw:text-style-name="P4" draw:layer="layout" draw:type="line" svg:x1="14.906cm" svg:y1="14.843cm" svg:x2="13.192cm" svg:y2="9.255cm" draw:start-shape="id5" draw:start-glue-point="0" draw:end-shape="id6" draw:end-glue-point="8" svg:d="M14906 14843l-1714-5588" svg:viewBox="0 0 1715 5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7:24:35.777902394</meta:creation-date>
    <dc:date>2018-08-17T17:39:45.437977668</dc:date>
    <meta:editing-duration>PT4M37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